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4.782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6.78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simpleWatch </text:p>
          </table:table-cell>
          <table:table-cell table:style-name="Default" office:value-type="string" calcext:value-type="string">
            <text:p>BOM</text:p>
          </table:table-cell>
          <table:table-cell table:style-name="Default" table:number-columns-repeated="5"/>
          <table:table-cell office:value-type="string" calcext:value-type="string">
            <text:p>30cm pcb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ouser No:</text:p>
          </table:table-cell>
          <table:table-cell table:style-name="ce1" office:value-type="string" calcext:value-type="string">
            <text:p>Mfr. No: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Alternat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5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9-NRF52810-QFAA-T</text:p>
          </table:table-cell>
          <table:table-cell office:value-type="string" calcext:value-type="string">
            <text:p><text:a xlink:href="https://www.mouser.at/ProductDetail/Nordic-Semiconductor/nRF52810-QFAA-T?qs=gt1LBUVyoHlzDk3rt9zm6Q%3D%3D" xlink:type="simple">nRF52810-QFAA-T</text:a>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<text:a xlink:href="https://www.mouser.at/datasheet/2/297/nRF52810_PB_v1.1-1146849.pdf" xlink:type="simple">nRF52810-QFAA-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41201NEA400</text:p>
          </table:table-cell>
          <table:table-cell office:value-type="string" calcext:value-type="string">
            <text:p><text:a xlink:href="https://www.mouser.at/ProductDetail/Wurth-Elektronik/1541201NEA400?qs=u16ybLDytRZ%252BRXqtXC1wNA%3D%3D" xlink:type="simple">1541201NEA400</text:a>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a xlink:href="https://www.mouser.at/datasheet/2/445/1541201NEA400-1715480.pdf" xlink:type="simple">1541201NEA400</text:a></text:p>
          </table:table-cell>
          <table:table-cell office:value-type="string" calcext:value-type="string">
            <text:p>1541201NC3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9-I4IOE5V96224ZLEX</text:p>
          </table:table-cell>
          <table:table-cell office:value-type="string" calcext:value-type="string">
            <text:p><text:a xlink:href="https://www.mouser.at/ProductDetail/Diodes-Incorporated/PI4IOE5V96224ZLEX?qs=0lQeLiL1qybZKU%252B6WN8aKg%3D%3D" xlink:type="simple">PI4IOE5V96224ZLEX</text:a>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<text:a xlink:href="https://www.mouser.at/datasheet/2/115/DIOD_S_A0004145348_1-2542665.pdf" xlink:type="simple">PI4IOE5V96224ZLEX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yro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8-MXC4005XC</text:p>
          </table:table-cell>
          <table:table-cell office:value-type="string" calcext:value-type="string">
            <text:p><text:a xlink:href="https://www.mouser.at/ProductDetail/MEMSIC/MXC4005XC?qs=RcG8xmE7yp3iyYgWLmAtUw%3D%3D" xlink:type="simple">MXC4005XC</text:a>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<text:a xlink:href="https://www.mouser.at/datasheet/2/821/Memsic_08302019_MXC400xXC_Datasheet_Rev_B-1892039.pdf" xlink:type="simple">MXC4005X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4-CP2102NA02QFN20R</text:p>
          </table:table-cell>
          <table:table-cell office:value-type="string" calcext:value-type="string">
            <text:p><text:a xlink:href="https://www.mouser.at/ProductDetail/Silicon-Labs/CP2102N-A02-GQFN20R?qs=u16ybLDytRbf2uwPkMBdUg%3D%3D" xlink:type="simple">CP2102N-A02-GQFN20R</text:a>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<text:a xlink:href="https://www.mouser.at/datasheet/2/368/cp2102n_datasheet-1634912.pdf" xlink:type="simple">CP2102N-A02-GQFN20R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1-AP9101CAK6ABTRG1</text:p>
          </table:table-cell>
          <table:table-cell office:value-type="string" calcext:value-type="string">
            <text:p><text:a xlink:href="https://www.mouser.at/ProductDetail/Diodes-Incorporated/AP9101CAK6-ABTRG1?qs=W66WzN12R3Y9HS2QV9IuJA%3D%3D" xlink:type="simple">AP9101CAK6-ABTRG1</text:a>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mouser.at/datasheet/2/115/DIOD_S_A0007229744_1-2542938.pdf" xlink:type="simple">AP9101CAK6-ABTRG1</text:a></text:p>
          </table:table-cell>
          <table:table-cell office:value-type="string" calcext:value-type="string">
            <text:p>XB8089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BQ25040DQCR</text:p>
          </table:table-cell>
          <table:table-cell office:value-type="string" calcext:value-type="string">
            <text:p><text:a xlink:href="https://www.mouser.at/ProductDetail/Texas-Instruments/BQ25040DQCR?qs=LWWr1WFOkdGauR4seMHvtw%3D%3D" xlink:type="simple">BQ25040DQCR</text:a>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<text:a xlink:href="http://www.ti.com/general/docs/suppproductinfo.tsp?distId=26&amp;gotoUrl=http%3A%2F%2Fwww.ti.com%2Flit%2Fgpn%2Fbq25040" xlink:type="simple">BQ25040DQCR</text:a></text:p>
          </table:table-cell>
          <table:table-cell office:value-type="string" calcext:value-type="string">
            <text:p>BQ24092D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TCKE812NA,RF</text:p>
          </table:table-cell>
          <table:table-cell office:value-type="string" calcext:value-type="string">
            <text:p><text:a xlink:href="https://www.mouser.at/ProductDetail/Toshiba/TCKE812NARF?qs=7MVldsJ5UazIz%2F5VEH%2F60g%3D%3D" xlink:type="simple">TCKE812NA,RF</text:a>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a xlink:href="https://www.mouser.at/datasheet/2/408/TCKE812NA_datasheet_en_20210705-2509738.pdf" xlink:type="simple">TCKE812NA,RF</text:a></text:p>
          </table:table-cell>
          <table:table-cell office:value-type="string" calcext:value-type="string">
            <text:p>TPS259621, 595-TPS25200QDRVRQ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-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8-ISL9110IRT7Z-T7A</text:p>
          </table:table-cell>
          <table:table-cell office:value-type="string" calcext:value-type="string">
            <text:p><text:a xlink:href="https://www.mouser.at/ProductDetail/Renesas-Intersil/ISL9110IRT7Z-T7A?qs=sGAEpiMZZMvAX9OfPh%252B2NdrUzpYIC9WFw3in%2FzdxR%252BQ%3D" xlink:type="simple">ISL9110IRT7Z-T7A</text:a></text:p>
          </table:table-cell>
          <table:table-cell office:value-type="float" office:value="2.8" calcext:value-type="float">
            <text:p>2.80</text:p>
          </table:table-cell>
          <table:table-cell office:value-type="string" calcext:value-type="string">
            <text:p><text:a xlink:href="https://www.mouser.at/datasheet/2/698/REN_isl9110_12_DST_20050421-1529440.pdf" xlink:type="simple">ISL9110IRT7Z-T7A</text:a></text:p>
          </table:table-cell>
          <table:table-cell office:value-type="string" calcext:value-type="string">
            <text:p>TPS61085D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s gre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10-150080GS75000</text:p>
          </table:table-cell>
          <table:table-cell office:value-type="string" calcext:value-type="string">
            <text:p><text:a xlink:href="https://www.mouser.at/ProductDetail/Wurth-Elektronik/150080GS75000?qs=2kOmHSv6VfQRoTEZVk1mGA%3D%3D" xlink:type="simple">150080GS75000</text:a></text:p>
          </table:table-cell>
          <table:table-cell table:formula="of:=0.18*24" office:value-type="float" office:value="4.32" calcext:value-type="float">
            <text:p>4.32</text:p>
          </table:table-cell>
          <table:table-cell office:value-type="string" calcext:value-type="string">
            <text:p><text:a xlink:href="https://www.mouser.at/datasheet/2/445/150080GS75000-1715657.pdf" xlink:type="simple">150080GS7500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0060SS75003</text:p>
          </table:table-cell>
          <table:table-cell office:value-type="string" calcext:value-type="string">
            <text:p><text:a xlink:href="https://www.mouser.at/ProductDetail/Wurth-Elektronik/150060SS75003?qs=Li%252BoUPsLEntNiRmIe%252Bnzlg%3D%3D" xlink:type="simple">150060SS75003</text:a>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string" calcext:value-type="string">
            <text:p><text:a xlink:href="https://www.mouser.at/datasheet/2/445/150060SS75003-2907500.pdf" xlink:type="simple">150060SS75003</text:a>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Health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5-AS7038RB-COLM</text:p>
          </table:table-cell>
          <table:table-cell office:value-type="string" calcext:value-type="string">
            <text:p><text:a xlink:href="https://www.mouser.at/ProductDetail/ams/AS7038RB-COLM?qs=sPbYRqrBIVlfIQI2Rxv0lA%3D%3D" xlink:type="simple">AS7038RB-COLM</text:a>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<text:a xlink:href="https://www.mouser.at/datasheet/2/588/AS7038RB_DS000726_2_00-1903063.pdf" xlink:type="simple">AS7038RB-COLM</text:a></text:p>
          </table:table-cell>
          <table:table-cell/>
          <table:table-cell office:value-type="string" calcext:value-type="string">
            <text:p>https://ams.com/documents/20143/36005/AS7038GB_AS7038RB_PD000546_1-00.pdf/9ac1d968-28da-d224-bd64-31765c393177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" office:value-type="string" calcext:value-type="string">
            <text:p><text:a xlink:href="https://www.mouser.at/ProductDetail/Analog-Devices/LTC3440EMSTRPBF?qs=hVkxg5c3xu9HFklrpLlQPw%3D%3D" xlink:type="simple">LTC3440EMS#TRPBF</text:a></text:p>
          </table:table-cell>
          <table:table-cell table:style-name="ce8" office:value-type="string" calcext:value-type="string">
            <text:p><text:a xlink:href="https://www.mouser.at/ProductDetail/Texas-Instruments/TPS54231DR?qs=XGzIaZb%2FFYKibJTOhGUd1A%3D%3D" xlink:type="simple">TPS54231DR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22:14:58.384385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9:54:26.795962593</meta:creation-date>
    <meta:editing-duration>PT2H23M40S</meta:editing-duration>
    <meta:editing-cycles>15</meta:editing-cycles>
    <meta:generator>LibreOffice/7.0.4.2$Linux_X86_64 LibreOffice_project/00$Build-2</meta:generator>
    <dc:date>2022-07-03T19:49:14.632123844</dc:date>
    <meta:document-statistic meta:table-count="1" meta:cell-count="90" meta:object-count="0"/>
  </office:meta>
</office:document-meta>
</file>